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Coutier" svg:font-family="Coutier"/>
  </office:font-face-decls>
  <office:automatic-styles>
    <style:style style:family="paragraph" style:name="a98ee23">
      <style:paragraph-properties style:line-break="strict" style:punctuation-wrap="hanging" style:text-autospace="ideograph-alpha" style:writing-mode="page"/>
      <style:text-properties fo:color="#ff0000" fo:font-size="12.0pt" style:font-name="Coutier" style:font-name-asian="Lucida Sans Unicode" style:font-name-complex="Tahoma" style:font-size-asian="12pt" style:font-size-complex="12pt"/>
    </style:style>
    <text:list-style style:name="l2839cc">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2839cc" style:name="a37b76c" style:parent-style-name="Default_20_Text"/>
    <style:style style:display-name="Default_20_Text" style:family="paragraph" style:name="Default_20_Text"/>
    <style:style style:family="table" style:name="a436ee3">
      <style:table-properties style:width="6.693in" table:align="margins"/>
    </style:style>
    <style:style style:family="table-column" style:name="ab6b6d6">
      <style:table-column-properties style:column-width="0.3937in" style:rel-column-width="3855*" style:use-optimal-column-width="true"/>
    </style:style>
    <style:style style:family="table-cell" style:name="aac4871">
      <style:table-cell-properties fo:border-bottom="0.0007in solid #000000" fo:border-left="0.0007in solid #000000" fo:border-right="none" fo:border-top="0.0007in solid #000000" fo:padding="0.0382in"/>
    </style:style>
    <style:style style:family="table-cell" style:name="a457b92">
      <style:table-cell-properties fo:border-bottom="0.0007in solid #000000" fo:border-left="0.0007in solid #000000" fo:border-right="none" fo:border-top="none" fo:padding="0.0382in"/>
    </style:style>
    <style:style style:family="table-cell" style:name="a5a34a7">
      <style:table-cell-properties fo:border="0.0007in solid #000000" fo:padding="0.0382in"/>
    </style:style>
    <style:style style:family="table-cell" style:name="a19f8c2">
      <style:table-cell-properties fo:border="0.0007in solid #000000" fo:border-bottom="0.0007in solid #000000" fo:border-top="none" fo:padding="0.0382in"/>
    </style:style>
    <style:style style:family="table-column" style:name="a9640db">
      <style:table-column-properties style:column-width="0.3937in" style:rel-column-width="3855*" style:use-optimal-column-width="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a98ee23">Hello World, Hello Simple ODF!</text:p>
      <text:p>The following is a list.</text:p>
      <text:list text:style-name="l2839cc" xml:id="list9976115">
        <text:list-item>
          <text:p>item1</text:p>
        </text:list-item>
        <text:list-item>
          <text:p>item2</text:p>
        </text:list-item>
        <text:list-item>
          <text:p>item3</text:p>
        </text:list-item>
      </text:list>
      <table:table table:name="Table1" table:style-name="a436ee3">
        <table:table-header-columns>
          <table:table-column table:style-name="a9640db"/>
        </table:table-header-columns>
        <table:table-column table:number-columns-repeated="16" table:style-name="ab6b6d6"/>
        <table:table-header-rows>
          <table:table-row>
            <table:table-cell table:style-name="aac4871"/>
            <table:table-cell office:string-value="R00" office:value-type="string" table:style-name="aac4871">
              <text:p>R00</text:p>
            </table:table-cell>
            <table:table-cell office:string-value="R01" office:value-type="string" table:style-name="aac4871">
              <text:p>R01</text:p>
            </table:table-cell>
            <table:table-cell office:string-value="R02" office:value-type="string" table:style-name="aac4871">
              <text:p>R02</text:p>
            </table:table-cell>
            <table:table-cell office:string-value="R03" office:value-type="string" table:style-name="aac4871">
              <text:p>R03</text:p>
            </table:table-cell>
            <table:table-cell office:string-value="R04" office:value-type="string" table:style-name="aac4871">
              <text:p>R04</text:p>
            </table:table-cell>
            <table:table-cell office:string-value="R05" office:value-type="string" table:style-name="aac4871">
              <text:p>R05</text:p>
            </table:table-cell>
            <table:table-cell office:string-value="R06" office:value-type="string" table:style-name="aac4871">
              <text:p>R06</text:p>
            </table:table-cell>
            <table:table-cell office:string-value="R07" office:value-type="string" table:style-name="aac4871">
              <text:p>R07</text:p>
            </table:table-cell>
            <table:table-cell office:string-value="R08" office:value-type="string" table:style-name="aac4871">
              <text:p>R08</text:p>
            </table:table-cell>
            <table:table-cell office:string-value="R09" office:value-type="string" table:style-name="aac4871">
              <text:p>R09</text:p>
            </table:table-cell>
            <table:table-cell office:string-value="R10" office:value-type="string" table:style-name="aac4871">
              <text:p>R10</text:p>
            </table:table-cell>
            <table:table-cell office:string-value="R11" office:value-type="string" table:style-name="aac4871">
              <text:p>R11</text:p>
            </table:table-cell>
            <table:table-cell office:string-value="R12" office:value-type="string" table:style-name="aac4871">
              <text:p>R12</text:p>
            </table:table-cell>
            <table:table-cell office:string-value="R13" office:value-type="string" table:style-name="aac4871">
              <text:p>R13</text:p>
            </table:table-cell>
            <table:table-cell office:string-value="R14" office:value-type="string" table:style-name="aac4871">
              <text:p>R14</text:p>
            </table:table-cell>
            <table:table-cell office:string-value="R15" office:value-type="string" table:style-name="a5a34a7">
              <text:p>R15</text:p>
            </table:table-cell>
          </table:table-row>
        </table:table-header-rows>
        <table:table-row>
          <table:table-cell office:string-value="C00" office:value-type="string" table:style-name="a457b92">
            <text:p>C00</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19f8c2">
            <text:p>Y</text:p>
          </table:table-cell>
        </table:table-row>
        <table:table-row>
          <table:table-cell office:string-value="C01" office:value-type="string" table:style-name="a457b92">
            <text:p>C01</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N" office:value-type="string" table:style-name="a19f8c2">
            <text:p>N</text:p>
          </table:table-cell>
        </table:table-row>
        <table:table-row>
          <table:table-cell office:string-value="C02" office:value-type="string" table:style-name="a457b92">
            <text:p>C02</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 office:value-type="string" table:style-name="a457b92">
            <text:p>-</text:p>
          </table:table-cell>
          <table:table-cell office:string-value="-" office:value-type="string" table:style-name="a19f8c2">
            <text:p>-</text:p>
          </table:table-cell>
        </table:table-row>
        <table:table-row>
          <table:table-cell office:string-value="C03" office:value-type="string" table:style-name="a457b92">
            <text:p>C03</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457b92">
            <text:p>Y</text:p>
          </table:table-cell>
          <table:table-cell office:string-value="Y" office:value-type="string" table:style-name="a457b92">
            <text:p>Y</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19f8c2">
            <text:p>-</text:p>
          </table:table-cell>
        </table:table-row>
        <table:table-row>
          <table:table-cell office:string-value="C04" office:value-type="string" table:style-name="a457b92">
            <text:p>C04</text:p>
          </table:table-cell>
          <table:table-cell office:string-value="Y" office:value-type="string" table:style-name="a457b92">
            <text:p>Y</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19f8c2">
            <text:p>-</text:p>
          </table:table-cell>
        </table:table-row>
        <table:table-row>
          <table:table-cell office:string-value="C05" office:value-type="string" table:style-name="a457b92">
            <text:p>C05</text:p>
          </table:table-cell>
          <table:table-cell office:string-value="N" office:value-type="string" table:style-name="a457b92">
            <text:p>N</text:p>
          </table:table-cell>
          <table:table-cell office:string-value="-" office:value-type="string" table:style-name="a457b92">
            <text:p>-</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N" office:value-type="string" table:style-name="a457b92">
            <text:p>N</text:p>
          </table:table-cell>
          <table:table-cell office:string-value="Y" office:value-type="string" table:style-name="a457b92">
            <text:p>Y</text:p>
          </table:table-cell>
          <table:table-cell office:string-value="N" office:value-type="string" table:style-name="a457b92">
            <text:p>N</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19f8c2">
            <text:p>-</text:p>
          </table:table-cell>
        </table:table-row>
        <table:table-row>
          <table:table-cell office:string-value="C06" office:value-type="string" table:style-name="a457b92">
            <text:p>C06</text:p>
          </table:table-cell>
          <table:table-cell office:string-value="Y" office:value-type="string" table:style-name="a457b92">
            <text:p>Y</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19f8c2">
            <text:p>N</text:p>
          </table:table-cell>
        </table:table-row>
        <table:table-row>
          <table:table-cell office:string-value="C07" office:value-type="string" table:style-name="a457b92">
            <text:p>C07</text:p>
          </table:table-cell>
          <table:table-cell office:string-value="N" office:value-type="string" table:style-name="a457b92">
            <text:p>N</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N" office:value-type="string" table:style-name="a457b92">
            <text:p>N</text:p>
          </table:table-cell>
          <table:table-cell office:string-value="Y" office:value-type="string" table:style-name="a457b92">
            <text:p>Y</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19f8c2">
            <text:p>N</text:p>
          </table:table-cell>
        </table:table-row>
        <table:table-row>
          <table:table-cell office:string-value="C08" office:value-type="string" table:style-name="a457b92">
            <text:p>C08</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19f8c2">
            <text:p>Y</text:p>
          </table:table-cell>
        </table:table-row>
        <table:table-row>
          <table:table-cell office:string-value="C09" office:value-type="string" table:style-name="a457b92">
            <text:p>C09</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N" office:value-type="string" table:style-name="a457b92">
            <text:p>N</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19f8c2">
            <text:p>N</text:p>
          </table:table-cell>
        </table:table-row>
        <table:table-row>
          <table:table-cell office:string-value="C10" office:value-type="string" table:style-name="a457b92">
            <text:p>C10</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N" office:value-type="string" table:style-name="a457b92">
            <text:p>N</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19f8c2">
            <text:p>N</text:p>
          </table:table-cell>
        </table:table-row>
        <table:table-row>
          <table:table-cell office:string-value="C11" office:value-type="string" table:style-name="a457b92">
            <text:p>C11</text:p>
          </table:table-cell>
          <table:table-cell office:string-value="-" office:value-type="string" table:style-name="a457b92">
            <text:p>-</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19f8c2">
            <text:p>N</text:p>
          </table:table-cell>
        </table:table-row>
        <table:table-row>
          <table:table-cell office:string-value="C12" office:value-type="string" table:style-name="a457b92">
            <text:p>C12</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19f8c2">
            <text:p>Y</text:p>
          </table:table-cell>
        </table:table-row>
        <table:table-row>
          <table:table-cell office:string-value="C13" office:value-type="string" table:style-name="a457b92">
            <text:p>C13</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N" office:value-type="string" table:style-name="a457b92">
            <text:p>N</text:p>
          </table:table-cell>
          <table:table-cell office:string-value="-" office:value-type="string" table:style-name="a457b92">
            <text:p>-</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19f8c2">
            <text:p>-</text:p>
          </table:table-cell>
        </table:table-row>
        <table:table-row>
          <table:table-cell office:string-value="C14" office:value-type="string" table:style-name="a457b92">
            <text:p>C14</text:p>
          </table:table-cell>
          <table:table-cell office:string-value="N" office:value-type="string" table:style-name="a457b92">
            <text:p>N</text:p>
          </table:table-cell>
          <table:table-cell office:string-value="Y" office:value-type="string" table:style-name="a457b92">
            <text:p>Y</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N" office:value-type="string" table:style-name="a457b92">
            <text:p>N</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457b92">
            <text:p>Y</text:p>
          </table:table-cell>
          <table:table-cell office:string-value="Y" office:value-type="string" table:style-name="a457b92">
            <text:p>Y</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19f8c2">
            <text:p>Y</text:p>
          </table:table-cell>
        </table:table-row>
        <table:table-row>
          <table:table-cell office:string-value="C15" office:value-type="string" table:style-name="a457b92">
            <text:p>C15</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 office:value-type="string" table:style-name="a457b92">
            <text:p>-</text:p>
          </table:table-cell>
          <table:table-cell office:string-value="-" office:value-type="string" table:style-name="a457b92">
            <text:p>-</text:p>
          </table:table-cell>
          <table:table-cell office:string-value="-" office:value-type="string" table:style-name="a457b92">
            <text:p>-</text:p>
          </table:table-cell>
          <table:table-cell office:string-value="-" office:value-type="string" table:style-name="a457b92">
            <text:p>-</text:p>
          </table:table-cell>
          <table:table-cell office:string-value="Y" office:value-type="string" table:style-name="a457b92">
            <text:p>Y</text:p>
          </table:table-cell>
          <table:table-cell office:string-value="Y" office:value-type="string" table:style-name="a457b92">
            <text:p>Y</text:p>
          </table:table-cell>
          <table:table-cell office:string-value="Y" office:value-type="string" table:style-name="a457b92">
            <text:p>Y</text:p>
          </table:table-cell>
          <table:table-cell office:string-value="-" office:value-type="string" table:style-name="a457b92">
            <text:p>-</text:p>
          </table:table-cell>
          <table:table-cell office:string-value="N" office:value-type="string" table:style-name="a457b92">
            <text:p>N</text:p>
          </table:table-cell>
          <table:table-cell office:string-value="N" office:value-type="string" table:style-name="a457b92">
            <text:p>N</text:p>
          </table:table-cell>
          <table:table-cell office:string-value="Y" office:value-type="string" table:style-name="a19f8c2">
            <text:p>Y</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oehler</dc:creator>
    <dc:date>2016-06-07T08:24:33</dc:date>
    <meta:editing-cycles>1</meta:editing-cycles>
    <meta:editing-duration>PT1.351S</meta:editing-duration>
    <meta:initial-creator>moehler</meta:initial-creator>
    <meta:creation-date>2016-06-07T08:24:32</meta:creation-date>
    <dc:language>de</dc:language>
  </office:meta>
</office:document-meta>
</file>